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904cm"/>
      <style:paragraph-properties style:writing-mode="lr-tb"/>
    </style:style>
    <style:style style:name="gr2" style:family="graphic" style:parent-style-name="standard">
      <style:graphic-properties draw:stroke="none" svg:stroke-color="#000000" draw:fill="none" draw:fill-color="#ffffff" fo:min-height="10.619cm"/>
      <style:paragraph-properties style:writing-mode="lr-tb"/>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draw:fill-color="#ffffff"/>
      <style:paragraph-properties fo:text-align="start"/>
    </style:style>
    <style:style style:name="P4" style:family="paragraph">
      <style:paragraph-properties fo:line-height="150%"/>
    </style:style>
    <style:style style:name="P5" style:family="paragraph">
      <loext:graphic-properties draw:fill="none" draw:fill-color="#ffffff"/>
      <style:paragraph-properties fo:line-height="150%"/>
      <style:text-properties style:font-name="Arial1" fo:font-size="14pt" fo:language="en" fo:country="US" style:font-size-asian="14pt" style:font-size-complex="14pt"/>
    </style:style>
    <style:style style:name="T1" style:family="text">
      <style:text-properties fo:font-size="40pt" style:font-size-asian="40pt" style:font-size-complex="40pt"/>
    </style:style>
    <style:style style:name="T2" style:family="text">
      <style:text-properties fo:font-size="14pt" style:font-size-asian="14pt" style:font-size-complex="14pt"/>
    </style:style>
    <style:style style:name="T3" style:family="text">
      <style:text-properties style:font-name="Arial1" fo:font-size="14pt" fo:language="en" fo:country="US" style:font-size-asian="14pt" style:font-size-complex="14pt"/>
    </style:style>
    <style:style style:name="T4" style:family="text">
      <style:text-properties style:font-name="Arial1" fo:font-size="14pt" fo:language="en" fo:country="US"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9cm" svg:height="5.154cm" svg:x="1cm" svg:y="1.002cm">
          <draw:text-box>
            <text:p text:style-name="P1"><text:span text:style-name="T1">ODG test file</text:span></text:p>
            <text:p text:style-name="P2"><text:span text:style-name="T2">Purpose: Provide example of this file type</text:span></text:p>
            <text:p text:style-name="P2"><text:span text:style-name="T2">Document file type: ODG</text:span></text:p>
            <text:p text:style-name="P2"><text:span text:style-name="T2">Version: 1.0</text:span></text:p>
            <text:p text:style-name="P2"><text:span text:style-name="T2">Remark:</text:span></text:p>
          </draw:text-box>
        </draw:frame>
        <draw:frame draw:style-name="gr2" draw:text-style-name="P5" draw:layer="layout" svg:width="19cm" svg:height="11.067cm" svg:x="1cm" svg:y="8.131cm">
          <draw:text-box>
            <text:p text:style-name="P4"><text:span text:style-name="T3">Example content:</text:span></text:p>
            <text:p text:style-name="P4"><text:span text:style-name="T3"/></text:p>
            <text:p text:style-name="P4"><text:span text:style-name="T3"/></text:p>
            <text:p text:style-name="P4"><text:span text:style-name="T3"/></text:p>
            <text:p text:style-name="P4"><text:span text:style-name="T3">The names "</text:span><text:span text:style-name="T4">John Doe</text:span><text:span text:style-name="T3">" for males, "</text:span><text:span text:style-name="T4">Jane Doe</text:span><text:span text:style-name="T3">" or "</text:span><text:span text:style-name="T4">Jane Roe</text:span><text:span text:style-name="T3">" for females, or "</text:span><text:span text:style-name="T4">Jonnie Doe</text:span><text:span text:style-name="T3">" and "</text:span><text:span text:style-name="T4">Janie Doe</text:span><text:span text:style-name="T3">" for children, or just "</text:span><text:span text:style-name="T4">Doe</text:span><text:span text:style-name="T3">"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 The names Joe Bloggs or John Smith are used in the UK instead, as well as in Australia and New Zealand.</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ternet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style>
    <style:style style:name="Besuchter_20_Internetlink" style:display-name="Besuchter Internet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10-10T12:05:28.21</meta:creation-date>
    <dc:date>2025-11-01T16:27:56.041673525</dc:date>
    <meta:editing-duration>PT1H32M22S</meta:editing-duration>
    <meta:editing-cycles>3</meta:editing-cycles>
    <meta:generator>LibreOffice/7.3.7.2$Linux_X86_64 LibreOffice_project/30$Build-2</meta:generator>
    <meta:document-statistic meta:object-count="2"/>
  </office:meta>
</office:document-meta>
</file>